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monospace"/>
    <style:font-face style:name="FreeSans2" svg:font-family="FreeSans" style:font-family-generic="swiss"/>
    <style:font-face style:name="K Barré - Cursive" svg:font-family="'K Barré - Cursive'" style:font-pitch="variable"/>
    <style:font-face style:name="Kelt UNICODE" svg:font-family="'Kelt UNICODE'" style:font-pitch="variable"/>
    <style:font-face style:name="Kinnari" svg:font-family="Kinnari" style:font-pitch="variable"/>
    <style:font-face style:name="Purisa" svg:font-family="Purisa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K Barré - Cursive" officeooo:rsid="000b7338" officeooo:paragraph-rsid="000b7338"/>
    </style:style>
    <style:style style:name="P2" style:family="paragraph" style:parent-style-name="Standard">
      <style:text-properties style:font-name="Ubuntu Condensed" fo:font-size="11pt" officeooo:rsid="000b7338" officeooo:paragraph-rsid="000d58a0" style:font-size-asian="11pt" style:font-size-complex="11pt"/>
    </style:style>
    <style:style style:name="P3" style:family="paragraph" style:parent-style-name="Standard">
      <style:text-properties fo:color="#ffffff" style:font-name="K Barré - Cursive" fo:font-size="44pt" officeooo:rsid="000b7338" officeooo:paragraph-rsid="000b7338" style:font-size-asian="44pt" style:font-size-complex="44pt"/>
    </style:style>
    <style:style style:name="P4" style:family="paragraph" style:parent-style-name="Standard">
      <style:text-properties fo:color="#ffffff" style:font-name="Ubuntu Condensed" fo:font-size="10pt" officeooo:paragraph-rsid="000d58a0" style:font-size-asian="10pt" style:font-size-complex="10pt"/>
    </style:style>
    <style:style style:name="P5" style:family="paragraph" style:parent-style-name="Standard">
      <style:text-properties fo:color="#ff3333" style:font-name="Purisa" fo:font-size="12pt" fo:font-weight="bold" officeooo:rsid="000b7338" officeooo:paragraph-rsid="000b7338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808080" style:font-name="Ubuntu Condensed" fo:font-size="11pt" officeooo:rsid="000b7338" officeooo:paragraph-rsid="000b7338" style:font-size-asian="11pt" style:font-size-complex="11pt"/>
    </style:style>
    <style:style style:name="P7" style:family="paragraph" style:parent-style-name="Standard" style:list-style-name="L1">
      <loext:graphic-properties draw:fill="none"/>
      <style:paragraph-properties fo:margin-left="1.3cm" fo:margin-right="0cm" fo:text-indent="-0.199cm" style:auto-text-indent="false" fo:background-color="transparent">
        <style:tab-stops>
          <style:tab-stop style:position="0.804cm"/>
        </style:tab-stops>
      </style:paragraph-properties>
      <style:text-properties style:font-name="Ubuntu Condensed" fo:font-size="11pt" officeooo:rsid="000b7338" officeooo:paragraph-rsid="000b7338" style:font-size-asian="11pt" style:font-size-complex="11pt"/>
    </style:style>
    <style:style style:name="P8" style:family="paragraph" style:parent-style-name="Standard" style:list-style-name="L1" style:master-page-name="">
      <loext:graphic-properties draw:fill="none"/>
      <style:paragraph-properties fo:margin-left="1.3cm" fo:margin-right="0cm" fo:text-indent="-0.199cm" style:auto-text-indent="false" style:page-number="auto" fo:background-color="transparent">
        <style:tab-stops>
          <style:tab-stop style:position="0.804cm"/>
        </style:tab-stops>
      </style:paragraph-properties>
      <style:text-properties fo:font-size="11pt" officeooo:paragraph-rsid="000b7338" style:font-size-asian="11pt" style:font-size-complex="11pt"/>
    </style:style>
    <style:style style:name="P9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K Barré - Cursive" officeooo:rsid="000b7338" officeooo:paragraph-rsid="000b7338"/>
    </style:style>
    <style:style style:name="T1" style:family="text">
      <style:text-properties officeooo:rsid="000b7338"/>
    </style:style>
    <style:style style:name="T2" style:family="text">
      <style:text-properties fo:font-variant="normal" fo:text-transform="none" fo:color="#000000" style:font-name="Courier New" fo:font-size="12pt" fo:letter-spacing="normal" fo:font-style="normal" fo:font-weight="normal"/>
    </style:style>
    <style:style style:name="T3" style:family="text">
      <style:text-properties fo:font-variant="normal" fo:text-transform="none" fo:color="#000000" fo:font-size="12pt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style:font-name="Ubuntu Condensed"/>
    </style:style>
    <style:style style:name="T9" style:family="text">
      <style:text-properties style:font-name="Ubuntu Condensed" officeooo:rsid="000b7338"/>
    </style:style>
    <style:style style:name="T10" style:family="text">
      <style:text-properties style:font-name="Ubuntu Condensed" fo:font-weight="bold" style:font-weight-asian="bold" style:font-weight-complex="bold"/>
    </style:style>
    <style:style style:name="T11" style:family="text">
      <style:text-properties style:font-name="Ubuntu Condensed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Ubuntu Condensed"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cc00" fo:font-size="44pt" style:font-size-asian="44pt" style:font-size-complex="44pt"/>
    </style:style>
    <style:style style:name="T15" style:family="text">
      <style:text-properties fo:color="#ffffff"/>
    </style:style>
    <style:style style:name="T16" style:family="text">
      <style:text-properties fo:color="#ffffff" fo:font-size="44pt" style:font-size-asian="44pt" style:font-size-complex="44pt"/>
    </style:style>
    <style:style style:name="T17" style:family="text">
      <style:text-properties fo:color="#ffffff" fo:font-size="40pt" style:font-size-asian="40pt" style:font-size-complex="40pt"/>
    </style:style>
    <style:style style:name="T18" style:family="text">
      <style:text-properties fo:color="#ffffff" fo:font-size="10pt" style:font-size-asian="10pt" style:font-size-complex="10pt"/>
    </style:style>
    <style:style style:name="T19" style:family="text">
      <style:text-properties officeooo:rsid="000d58a0"/>
    </style:style>
    <style:style style:name="T20" style:family="text">
      <style:text-properties fo:font-size="40pt" style:font-size-asian="40pt" style:font-size-complex="4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7">Ho kefridi</text:span><text:span text:style-name="T16"><text:line-break/></text:span><text:span text:style-name="T11">Sevel gerioù</text:span><text:span text:style-name="T12"> a rankit ober<text:line-break/>gant al lizherennoù dispaket war ar skramm.</text:span></text:p>
      <text:p text:style-name="P2"><text:tab/>Krogi<text:span text:style-name="T19">t</text:span> e-barzh gant n’eus forzh pe hini, ha dalc’hit da vont </text:p>
      <text:p text:style-name="P2"><text:tab/>gant ul lizherenn <text:span text:style-name="T13">nes</text:span> d’an hini gentañ, </text:p>
      <text:p text:style-name="P2"><text:tab/>gant un trede <text:span text:style-name="T13">nes</text:span> d’an eil, </text:p>
      <text:p text:style-name="P2"><text:tab/>ha c’hoazh.</text:p>
      <text:p text:style-name="P3"><text:tab/><text:span text:style-name="T20">Peseurt gerioù ?</text:span></text:p>
      <text:list xml:id="list6036900435169971147" text:style-name="L1">
        <text:list-item>
          <text:p text:style-name="P8"><text:span text:style-name="T9">ger ennañ eus teir da ezh lizherenn d’ar muiañ</text:span></text:p>
        </text:list-item>
        <text:list-item>
          <text:p text:style-name="P7">ger-kevrennet ebet !</text:p>
        </text:list-item>
        <text:list-item>
          <text:p text:style-name="P7">evit ar verboù, an anv-verb pe anv-gwan-verb hepken</text:p>
        </text:list-item>
      </text:list>
      <text:p text:style-name="P1"/>
      <text:p text:style-name="P5"><text:tab/>Notenn a-bouez</text:p>
      <text:p text:style-name="P6"><text:tab/><text:span text:style-name="T18">Geriadurig Kej-Mesk n’eo ket klok, na tost.<text:line-break/><text:tab/>Gerioù boutin-tre a chom dianav dezhañ…</text:span></text:p>
      <text:p text:style-name="P4"><text:span text:style-name="T1"><text:tab/>Espres-kaer eo ! Mod all e vije re aes :</text:span></text:p>
      <text:p text:style-name="P4"><text:span text:style-name="T5"><text:tab/></text:span><text:span text:style-name="T6">hep pebr na holen 'vez divlaz ar soubenn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monospace"/>
    <style:font-face style:name="FreeSans2" svg:font-family="FreeSans" style:font-family-generic="swiss"/>
    <style:font-face style:name="K Barré - Cursive" svg:font-family="'K Barré - Cursive'" style:font-pitch="variable"/>
    <style:font-face style:name="Kelt UNICODE" svg:font-family="'Kelt UNICODE'" style:font-pitch="variable"/>
    <style:font-face style:name="Kinnari" svg:font-family="Kinnari" style:font-pitch="variable"/>
    <style:font-face style:name="Purisa" svg:font-family="Purisa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9cm" fo:margin-right="1.993cm" fo:background-color="#aecf00" style:writing-mode="lr-tb" draw:fill="solid" draw:fill-color="#aecf00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20:28:02.683200417</meta:creation-date>
    <dc:date>2017-11-26T20:50:43.014606889</dc:date>
    <meta:editing-duration>PT1M</meta:editing-duration>
    <meta:editing-cycles>1</meta:editing-cycles>
    <meta:document-statistic meta:table-count="0" meta:image-count="0" meta:object-count="0" meta:page-count="1" meta:paragraph-count="13" meta:word-count="99" meta:character-count="547" meta:non-whitespace-character-count="451"/>
    <meta:generator>LibreOffice/5.1.6.2$Linux_x86 LibreOffice_project/10m0$Build-2</meta:generator>
  </office:meta>
</office:document-meta>
</file>